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rlBasedView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rlBasedView.AbstractUrlBase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rlBasedView.checkResourc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BasedView.AbstractUrlBasedView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BasedView.isUrl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BasedVie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BasedView.setUrl( @ Nullable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BasedView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